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>
        <style:tab-stops>
          <style:tab-stop style:position="3.493cm"/>
        </style:tab-stops>
      </style:paragraph-properties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paragraph-properties fo:line-height="100%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<text:span text:style-name="T1">st</text:span> <text:s/>job schedule</text:p>
      <text:p text:style-name="P1"><text:s text:c="4"/>#!/bin/bash</text:p>
      <text:p text:style-name="P1"><text:s text:c="3"/>gzip /var/log/syslog</text:p>
      <text:p text:style-name="P1"/>
      <text:p text:style-name="P1">2<text:span text:style-name="T1">nd</text:span> job schedule</text:p>
      <text:p text:style-name="P1"><text:s/>#!/bin/bash</text:p>
      <text:p text:style-name="P1"><text:s/>tar -cvzf question2Logs.tar.gz /var/log</text:p>
      <text:p text:style-name="P1"/>
      <text:p text:style-name="P1">3th job schedule</text:p>
      <text:p text:style-name="P1">#!/bin/bash</text:p>
      <text:p text:style-name="P1">echo "Enter the location"</text:p>
      <text:p text:style-name="P2">read loc<text:tab/></text:p>
      <text:p text:style-name="P1">echo $loc</text:p>
      <text:p text:style-name="P1">find $loc -type f -name "*.sh" -exec tar -zcf file.tar {} +</text:p>
      <text:p text:style-name="P1"/>
      <text:p text:style-name="P1"/>
      <text:p text:style-name="P1">4<text:span text:style-name="T1">th</text:span> job schedule</text:p>
      <text:p text:style-name="P1"><text:s text:c="2"/>#!/bin/bash</text:p>
      <text:p text:style-name="P1"><text:s/>echo "Enter the location"</text:p>
      <text:p text:style-name="P1"><text:s/>read loc</text:p>
      <text:p text:style-name="P1"><text:s/>echo $loc</text:p>
      <text:p text:style-name="P1"><text:s/>find $loc -type f -name "*.tar" -mtime +2 -exec rm -f {} +</text:p>
      <text:p text:style-name="P1"><text:s/>find $loc -type f -name "*.zip" -mtime +2 -exec rm -f {} +</text:p>
      <text:p text:style-name="P1"/>
      <text:p text:style-name="P1">5<text:span text:style-name="T1">th</text:span> job schedule</text:p>
      <text:p text:style-name="P1"><text:s text:c="2"/>5 19 * * * touch l1.txt ; grep CRON /var/log/syslog &gt; lg1.txt ; tar -cvzf zip_file.tar.gz l1.txt ; tar -xvzf <text:s text:c="3"/>Zfile2.tar.gz ; find log.txt &gt; log1.txt</text:p>
      <text:p text:style-name="P1"/>
      <text:p text:style-name="P1"/>
      <text:p text:style-name="P1">7<text:span text:style-name="T1">th <text:s/></text:span>job schedule</text:p>
      <text:p text:style-name="P1"><text:s/>#!/bin/bash</text:p>
      <text:p text:style-name="P1"><text:s/>echo "@daily 1 script.daily003 mkdir test"&gt;&gt;/etc/anacrontab</text:p>
      <text:p text:style-name="P1"/>
      <text:p text:style-name="P1">8<text:span text:style-name="T1">th</text:span> job schedule</text:p>
      <text:p text:style-name="P1"><text:s text:c="2"/>@daily 1 crontabs /var/spool/cron/crontab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6:42:58.947237046</meta:creation-date>
    <dc:date>2019-10-15T16:49:38.223966354</dc:date>
    <meta:editing-duration>PT6M40S</meta:editing-duration>
    <meta:editing-cycles>1</meta:editing-cycles>
    <meta:document-statistic meta:table-count="0" meta:image-count="0" meta:object-count="0" meta:page-count="1" meta:paragraph-count="26" meta:word-count="123" meta:character-count="762" meta:non-whitespace-character-count="637"/>
    <meta:generator>LibreOffice/6.2.7.1$Linux_X86_64 LibreOffice_project/20$Build-1</meta:generator>
  </office:meta>
</office:document-meta>
</file>